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11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42f4c" officeooo:paragraph-rsid="00742f4c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40c95" officeooo:paragraph-rsid="00740c95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78d78" officeooo:paragraph-rsid="00778d7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b930" officeooo:paragraph-rsid="0078b93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92e0" officeooo:paragraph-rsid="007992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7c770e" officeooo:paragraph-rsid="007c770e" style:font-size-asian="11pt" style:font-name-complex="Arial" style:font-size-complex="11pt"/>
    </style:style>
    <style:style style:name="P17" style:family="paragraph" style:parent-style-name="Standard">
      <style:text-properties style:font-name="Caligra" officeooo:paragraph-rsid="00540c2c"/>
    </style:style>
    <style:style style:name="P18" style:family="paragraph" style:parent-style-name="Standard">
      <style:text-properties style:font-name="Caligra" officeooo:rsid="005b81eb" officeooo:paragraph-rsid="005b81eb"/>
    </style:style>
    <style:style style:name="P19" style:family="paragraph" style:parent-style-name="Standard">
      <style:text-properties style:font-name="Caligra" officeooo:rsid="007dee1b" officeooo:paragraph-rsid="007dee1b"/>
    </style:style>
    <style:style style:name="P20" style:family="paragraph" style:parent-style-name="Standard">
      <style:text-properties officeooo:paragraph-rsid="006453b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6f8ed7" style:font-size-asian="11pt" style:font-weight-asian="bold" style:font-name-complex="Arial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5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217e1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Caligra" fo:font-size="11pt" officeooo:rsid="007c770e" officeooo:paragraph-rsid="007c770e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35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36" style:family="paragraph" style:parent-style-name="Standard">
      <style:text-properties style:font-name="Caligra" fo:font-size="11pt" officeooo:rsid="00803884" officeooo:paragraph-rsid="00803884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92e0" officeooo:paragraph-rsid="007992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d71c5" officeooo:paragraph-rsid="007d71c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03884" officeooo:paragraph-rsid="00803884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dee1b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f1fee"/>
    </style:style>
    <style:style style:name="T15" style:family="text">
      <style:text-properties officeooo:rsid="00742f4c"/>
    </style:style>
    <style:style style:name="T16" style:family="text">
      <style:text-properties officeooo:rsid="0075a775"/>
    </style:style>
    <style:style style:name="T17" style:family="text">
      <style:text-properties officeooo:rsid="007f1b7e"/>
    </style:style>
    <style:style style:name="T18" style:family="text">
      <style:text-properties officeooo:rsid="008172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12434028480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5">P</text:span><text:span text:style-name="T4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512331893824">
          <table:table-cell table:style-name="Table1.A2" office:value-type="string">
            <text:p text:style-name="P26">Nous avons:<text:line-break/>- corrigé entièrement l'activité 3<text:line-break/>- commencé l'activité 4</text:p>
          </table:table-cell>
          <table:table-cell table:style-name="Table1.A2" office:value-type="string">
            <text:p text:style-name="P27">- "recopier le cours"<text:line-break/>- questions 1,2 et 3 de l'activité 4</text:p>
          </table:table-cell>
          <table:table-cell table:style-name="Table1.C2" office:value-type="string">
            <text:p text:style-name="P28"/>
          </table:table-cell>
        </table:table-row>
      </table:table>
      <text:p text:style-name="P29"/>
      <text:p text:style-name="P23"><text:span text:style-name="T14">27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1"><text:span text:style-name="T9">Séance </text:span><text:span text:style-name="T10">_</text:span><text:span text:style-name="T9">: </text:span><text:span text:style-name="T11">Fiche de préparation</text:span><text:span text:style-name="T7"> <text:s/></text:span></text:p>
            <text:p text:style-name="P22"><text:span text:style-name="T7">c</text:span><text:span text:style-name="T6">lasse : <text:s/></text:span><text:span text:style-name="T8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9">Recopier le cours <text:span text:style-name="T15">act3</text:span>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8">Corriger <text:span text:style-name="T16">q1,2,3 de l'activité</text:span>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13"/>
          </table:table-cell>
          <table:table-cell table:style-name="Tableau1.A6" office:value-type="string">
            <text:p text:style-name="P13"/>
          </table:table-cell>
        </table:table-row>
        <table:table-row table:style-name="Tableau1.7">
          <table:table-cell table:style-name="Tableau1.A4" office:value-type="string">
            <text:p text:style-name="P10">Q4 de l'activité en groupe.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11">Tache complexe.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12">Bataille scientifique.</text:p>
          </table:table-cell>
          <table:table-cell table:style-name="Tableau1.B4" office:value-type="string">
            <text:p text:style-name="P16">prep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38">Chap2 : <text:span text:style-name="T17">le son sur terre.</text:span></text:p>
            <text:p text:style-name="P39">Act1</text:p>
          </table:table-cell>
          <table:table-cell table:style-name="Tableau1.B4" office:value-type="string">
            <text:p text:style-name="P15"/>
            <text:p text:style-name="P36">impr <text:span text:style-name="T18">+ vidéo</text:span>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11">
          <table:table-cell table:style-name="Tableau1.A6" office:value-type="string">
            <text:p text:style-name="P6">Agenda <text:span text:style-name="T12">+ matériel + tables</text:span></text:p>
          </table:table-cell>
          <table:table-cell table:style-name="Tableau1.B6" office:value-type="string">
            <text:p text:style-name="P19">Exercices impr</text:p>
          </table:table-cell>
          <table:table-cell table:style-name="Tableau1.A6" office:value-type="string">
            <text:p text:style-name="P18">5min</text:p>
          </table:table-cell>
        </table:table-row>
      </table:table>
      <text:p text:style-name="P17"/>
      <text:p text:style-name="P3"><text:span text:style-name="T1">Pour la prochaine fois </text:span><text:span text:style-name="T2">: </text:span><text:span text:style-name="T3">exercices 1,3,4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12359669984">
          <table:table-cell table:style-name="Tableau2.A1" office:value-type="string">
            <text:p text:style-name="P25">Matériel</text:p>
          </table:table-cell>
          <table:table-cell table:style-name="Tableau2.A1" office:value-type="string">
            <text:p text:style-name="P25"><text:span text:style-name="T13">T</text:span>ravail <text:span text:style-name="T13">non fait</text:span></text:p>
          </table:table-cell>
          <table:table-cell table:style-name="Tableau2.A1" office:value-type="string">
            <text:p text:style-name="P25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5">Comportement</text:p>
          </table:table-cell>
        </table:table-row>
        <table:table-row table:style-name="Tableau2.2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33S</meta:editing-duration>
    <meta:editing-cycles>30</meta:editing-cycles>
    <meta:generator>LibreOffice/7.0.4.2$Linux_X86_64 LibreOffice_project/00$Build-2</meta:generator>
    <meta:creation-date>2021-02-04T16:16:38.289524303</meta:creation-date>
    <meta:initial-creator>J Cercy</meta:initial-creator>
    <dc:date>2021-05-27T23:45:09.783791737</dc:date>
    <dc:creator>J Cercy</dc:creator>
    <meta:document-statistic meta:table-count="3" meta:image-count="0" meta:object-count="0" meta:page-count="1" meta:paragraph-count="30" meta:word-count="97" meta:character-count="565" meta:non-whitespace-character-count="492"/>
    <meta:template xlink:type="simple" xlink:actuate="onRequest" xlink:title="fiche_de_prep_type" xlink:href="../fiche_de_prep_type.ott" meta:date="2021-02-04T16:16:36.866451548"/>
  </office:meta>
</office:document-meta>
</file>